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 MySQL Workbench Forward Engineering</text:span></text:p>
      <text:p text:style-name="P1"><text:span text:style-name="T1"/></text:p>
      <text:p text:style-name="P1"><text:span text:style-name="T1">SET @OLD_UNIQUE_CHECKS=@@UNIQUE_CHECKS, UNIQUE_CHECKS=0;</text:span></text:p>
      <text:p text:style-name="P1"><text:span text:style-name="T1">SET @OLD_FOREIGN_KEY_CHECKS=@@FOREIGN_KEY_CHECKS, FOREIGN_KEY_CHECKS=0;</text:span></text:p>
      <text:p text:style-name="P1"><text:span text:style-name="T1">SET @OLD_SQL_MODE=@@SQL_MODE, SQL_MODE='ONLY_FULL_GROUP_BY,STRICT_TRANS_TABLES,NO_ZERO_IN_DATE,NO_ZERO_DATE,ERROR_FOR_DIVISION_BY_ZERO,NO_ENGINE_SUBSTITUTION';</text:span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Schema mydb</text:span></text:p>
      <text:p text:style-name="P1"><text:span text:style-name="T1">-- -----------------------------------------------------</text:span></text:p>
      <text:p text:style-name="P1"><text:span text:style-name="T1">-- -----------------------------------------------------</text:span></text:p>
      <text:p text:style-name="P1"><text:span text:style-name="T1">-- Schema kino_arena</text:span></text:p>
      <text:p text:style-name="P1"><text:span text:style-name="T1">-- -----------------------------------------------------</text:span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Schema kino_arena</text:span></text:p>
      <text:p text:style-name="P1"><text:span text:style-name="T1">-- -----------------------------------------------------</text:span></text:p>
      <text:p text:style-name="P1"><text:span text:style-name="T1">CREATE SCHEMA IF NOT EXISTS `kino_arena` DEFAULT CHARACTER SET utf8mb4 COLLATE utf8mb4_0900_ai_ci ;</text:span></text:p>
      <text:p text:style-name="P1"><text:span text:style-name="T1">USE `kino_arena` ;</text:span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cities`</text:span></text:p>
      <text:p text:style-name="P1"><text:span text:style-name="T1">-- -----------------------------------------------------</text:span></text:p>
      <text:p text:style-name="P1"><text:span text:style-name="T1">CREATE TABLE IF NOT EXISTS `kino_arena`.`cities` (</text:span></text:p>
      <text:p text:style-name="P1"><text:span text:style-name="T1"><text:s text:c="2"/>`id` INT NOT NULL,</text:span></text:p>
      <text:p text:style-name="P1"><text:span text:style-name="T1"><text:s text:c="2"/>`name` VARCHAR(45) NOT NULL,</text:span></text:p>
      <text:p text:style-name="P1"><text:span text:style-name="T1"><text:s text:c="2"/>`postcode` VARCHAR(4) NOT NULL,</text:span></text:p>
      <text:p text:style-name="P1"><text:span text:style-name="T1"><text:s text:c="2"/>PRIMARY KEY (`id`),</text:span></text:p>
      <text:p text:style-name="P1"><text:span text:style-name="T1"><text:s text:c="2"/>UNIQUE INDEX `city_id_UNIQUE` (`id` ASC) VISIBLE)</text:span></text:p>
      <text:p text:style-name="P1"><text:span text:style-name="T1">ENGINE = InnoDB</text:span></text:p>
      <text:p text:style-name="P1"><text:span text:style-name="T1">DEFAULT CHARACTER SET = utf8mb4</text:span></text:p>
      <text:p text:style-name="P1"><text:span text:style-name="T1">COLLATE = utf8mb4_0900_ai_ci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users`</text:span></text:p>
      <text:p text:style-name="P1"><text:span text:style-name="T1">-- -----------------------------------------------------</text:span></text:p>
      <text:p text:style-name="P1"><text:span text:style-name="T1">CREATE TABLE IF NOT EXISTS `kino_arena`.`users` (</text:span></text:p>
      <text:p text:style-name="P1"><text:span text:style-name="T1"><text:s text:c="2"/>`id` INT NOT NULL,</text:span></text:p>
      <text:p text:style-name="P1"><text:span text:style-name="T1"><text:s text:c="2"/>`first_name` VARCHAR(45) NOT NULL,</text:span></text:p>
      <text:p text:style-name="P1"><text:span text:style-name="T1"><text:s text:c="2"/>`last_name` VARCHAR(45) NOT NULL,</text:span></text:p>
      <text:p text:style-name="P1"><text:span text:style-name="T1"><text:s text:c="2"/>`email` VARCHAR(255) NOT NULL,</text:span></text:p>
      <text:p text:style-name="P1"><text:span text:style-name="T1"><text:s text:c="2"/>`password` VARCHAR(100) NOT NULL,</text:span></text:p>
      <text:p text:style-name="P1"><text:span text:style-name="T1"><text:s text:c="2"/>`birth_date` DATE NOT NULL,</text:span></text:p>
      <text:p text:style-name="P1"><text:span text:style-name="T1"><text:s text:c="2"/>`city_id` INT NOT NULL,</text:span></text:p>
      <text:p text:style-name="P1"><text:span text:style-name="T1"><text:s text:c="2"/>`gender` VARCHAR(10) NULL,</text:span></text:p>
      <text:p text:style-name="P1"><text:span text:style-name="T1"><text:s text:c="2"/>`phone_number` VARCHAR(14) NULL,</text:span></text:p>
      <text:p text:style-name="P1"><text:span text:style-name="T1"><text:s text:c="2"/>`sign_up_for_newsletter` TINYINT NOT NULL DEFAULT 0,</text:span></text:p>
      <text:p text:style-name="P1"><text:span text:style-name="T1"><text:s text:c="2"/>`role_name` VARCHAR(15) NOT NULL,</text:span></text:p>
      <text:p text:style-name="P1"><text:span text:style-name="T1"><text:s text:c="2"/>PRIMARY KEY (`id`),</text:span></text:p>
      <text:p text:style-name="P1"><text:span text:style-name="T1"><text:s text:c="2"/>INDEX `city_idx` (`city_id` ASC) VISIBLE,</text:span></text:p>
      <text:p text:style-name="P1"><text:span text:style-name="T1"><text:s text:c="2"/>CONSTRAINT `city`</text:span></text:p>
      <text:p text:style-name="P1"><text:span text:style-name="T1"><text:s text:c="4"/>FOREIGN KEY (`city_id`)</text:span></text:p>
      <text:p text:style-name="P1"><text:span text:style-name="T1"><text:s text:c="4"/>REFERENCES `kino_arena`.`citie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</text:span></text:p>
      <text:p text:style-name="P1"><text:span text:style-name="T1">DEFAULT CHARACTER SET = utf8mb4</text:span></text:p>
      <text:p text:style-name="P1"><text:span text:style-name="T1">COLLATE = utf8mb4_0900_ai_ci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cinemas`</text:span></text:p>
      <text:p text:style-name="P1"><text:span text:style-name="T1">-- -----------------------------------------------------</text:span></text:p>
      <text:p text:style-name="P1"><text:span text:style-name="T1">CREATE TABLE IF NOT EXISTS `kino_arena`.`cinemas` (</text:span></text:p>
      <text:p text:style-name="P1"><text:span text:style-name="T1"><text:s text:c="2"/>`id` INT NOT NULL,</text:span></text:p>
      <text:p text:style-name="P1"><text:span text:style-name="T1"><text:s text:c="2"/>`name` VARCHAR(100) NOT NULL,</text:span></text:p>
      <text:p text:style-name="P1"><text:span text:style-name="T1"><text:s text:c="2"/>`address` VARCHAR(255) NOT NULL,</text:span></text:p>
      <text:p text:style-name="P1"><text:span text:style-name="T1"><text:s text:c="2"/>`city_id` INT NOT NULL,</text:span></text:p>
      <text:p text:style-name="P1"><text:span text:style-name="T1"><text:s text:c="2"/>`phone_number` VARCHAR(14) NOT NULL,</text:span></text:p>
      <text:p text:style-name="P1"><text:span text:style-name="T1"><text:s text:c="2"/>PRIMARY KEY (`id`),</text:span></text:p>
      <text:p text:style-name="P1"><text:span text:style-name="T1"><text:s text:c="2"/>UNIQUE INDEX `cinema_id_UNIQUE` (`id` ASC) VISIBLE,</text:span></text:p>
      <text:p text:style-name="P1"><text:span text:style-name="T1"><text:s text:c="2"/>INDEX `city_id_idx` (`city_id` ASC) VISIBLE,</text:span></text:p>
      <text:p text:style-name="P1"><text:span text:style-name="T1"><text:s text:c="2"/>CONSTRAINT `city_id`</text:span></text:p>
      <text:p text:style-name="P1"><text:span text:style-name="T1"><text:s text:c="4"/>FOREIGN KEY (`city_id`)</text:span></text:p>
      <text:p text:style-name="P1"><text:span text:style-name="T1"><text:s text:c="4"/>REFERENCES `kino_arena`.`citie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halls`</text:span></text:p>
      <text:p text:style-name="P1"><text:span text:style-name="T1">-- -----------------------------------------------------</text:span></text:p>
      <text:p text:style-name="P1"><text:span text:style-name="T1">CREATE TABLE IF NOT EXISTS `kino_arena`.`halls` (</text:span></text:p>
      <text:p text:style-name="P1"><text:span text:style-name="T1"><text:s text:c="2"/>`id` INT NOT NULL,</text:span></text:p>
      <text:p text:style-name="P1"><text:span text:style-name="T1"><text:s text:c="2"/>`cinema_id` INT NOT NULL,</text:span></text:p>
      <text:p text:style-name="P1"><text:span text:style-name="T1"><text:s text:c="2"/>`type_id` INT NOT NULL,</text:span></text:p>
      <text:p text:style-name="P1"><text:span text:style-name="T1"><text:s text:c="2"/>`rows` INT NOT NULL,</text:span></text:p>
      <text:p text:style-name="P1"><text:span text:style-name="T1"><text:s text:c="2"/>`columns` INT NOT NULL,</text:span></text:p>
      <text:p text:style-name="P1"><text:span text:style-name="T1"><text:s text:c="2"/>PRIMARY KEY (`id`),</text:span></text:p>
      <text:p text:style-name="P1"><text:span text:style-name="T1"><text:s text:c="2"/>INDEX `fk_halls_cinemas1_idx` (`cinema_id` ASC) VISIBLE,</text:span></text:p>
      <text:p text:style-name="P1"><text:span text:style-name="T1"><text:s text:c="2"/>CONSTRAINT `fk_halls_cinemas1`</text:span></text:p>
      <text:p text:style-name="P1"><text:span text:style-name="T1"><text:s text:c="4"/>FOREIGN KEY (`cinema_id`)</text:span></text:p>
      <text:p text:style-name="P1"><text:span text:style-name="T1"><text:s text:c="4"/>REFERENCES `kino_arena`.`cinema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categories`</text:span></text:p>
      <text:p text:style-name="P1"><text:span text:style-name="T1">-- -----------------------------------------------------</text:span></text:p>
      <text:p text:style-name="P1"><text:span text:style-name="T1">CREATE TABLE IF NOT EXISTS `kino_arena`.`categories` (</text:span></text:p>
      <text:p text:style-name="P1"><text:span text:style-name="T1"><text:s text:c="2"/>`id` INT NOT NULL,</text:span></text:p>
      <text:p text:style-name="P1"><text:span text:style-name="T1"><text:s text:c="2"/>`category` VARCHAR(3) NOT NULL,</text:span></text:p>
      <text:p text:style-name="P1"><text:span text:style-name="T1"><text:s text:c="2"/>`min_age` INT NOT NULL,</text:span></text:p>
      <text:p text:style-name="P1"><text:span text:style-name="T1"><text:s text:c="2"/>PRIMARY KEY (`id`),</text:span></text:p>
      <text:p text:style-name="P1"><text:span text:style-name="T1"><text:s text:c="2"/>UNIQUE INDEX `id_UNIQUE` (`id` ASC) VISIBLE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genres`</text:span></text:p>
      <text:p text:style-name="P1"><text:span text:style-name="T1">-- -----------------------------------------------------</text:span></text:p>
      <text:p text:style-name="P1"><text:span text:style-name="T1">CREATE TABLE IF NOT EXISTS `kino_arena`.`genres` (</text:span></text:p>
      <text:p text:style-name="P1"><text:span text:style-name="T1"><text:s text:c="2"/>`id` INT NOT NULL,</text:span></text:p>
      <text:p text:style-name="P1"><text:span text:style-name="T1"><text:s text:c="2"/>`genre` VARCHAR(45) NOT NULL,</text:span></text:p>
      <text:p text:style-name="P1"><text:span text:style-name="T1"><text:s text:c="2"/>PRIMARY KEY (`id`),</text:span></text:p>
      <text:p text:style-name="P1"><text:span text:style-name="T1"><text:s text:c="2"/>UNIQUE INDEX `id_UNIQUE` (`id` ASC) VISIBLE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movies`</text:span></text:p>
      <text:p text:style-name="P1"><text:span text:style-name="T1">-- -----------------------------------------------------</text:span></text:p>
      <text:p text:style-name="P1"><text:span text:style-name="T1">CREATE TABLE IF NOT EXISTS `kino_arena`.`movies` (</text:span></text:p>
      <text:p text:style-name="P1"><text:span text:style-name="T1"><text:s text:c="2"/>`id` INT NOT NULL,</text:span></text:p>
      <text:p text:style-name="P1"><text:span text:style-name="T1"><text:s text:c="2"/>`title` VARCHAR(255) NOT NULL,</text:span></text:p>
      <text:p text:style-name="P1"><text:span text:style-name="T1"><text:s text:c="2"/>`description` VARCHAR(1500) NOT NULL,</text:span></text:p>
      <text:p text:style-name="P1"><text:span text:style-name="T1"><text:s text:c="2"/>`duration` INT NOT NULL,</text:span></text:p>
      <text:p text:style-name="P1"><text:span text:style-name="T1"><text:s text:c="2"/>`premiere` DATE NOT NULL,</text:span></text:p>
      <text:p text:style-name="P1"><text:span text:style-name="T1"><text:s text:c="2"/>`director` VARCHAR(45) NULL,</text:span></text:p>
      <text:p text:style-name="P1"><text:span text:style-name="T1"><text:s text:c="2"/>`cast` VARCHAR(1500) NULL,</text:span></text:p>
      <text:p text:style-name="P1"><text:span text:style-name="T1"><text:s text:c="2"/>`category_id` INT NOT NULL,</text:span></text:p>
      <text:p text:style-name="P1"><text:span text:style-name="T1"><text:s text:c="2"/>`genre_id` INT NOT NULL,</text:span></text:p>
      <text:p text:style-name="P1"><text:span text:style-name="T1"><text:s text:c="2"/>UNIQUE INDEX `id_UNIQUE` (`id` ASC) VISIBLE,</text:span></text:p>
      <text:p text:style-name="P1"><text:span text:style-name="T1"><text:s text:c="2"/>INDEX `fk_movies_categories1_idx` (`category_id` ASC) VISIBLE,</text:span></text:p>
      <text:p text:style-name="P1"><text:span text:style-name="T1"><text:s text:c="2"/>PRIMARY KEY (`id`),</text:span></text:p>
      <text:p text:style-name="P1"><text:span text:style-name="T1"><text:s text:c="2"/>INDEX `fk_movies_genres1_idx` (`genre_id` ASC) VISIBLE,</text:span></text:p>
      <text:p text:style-name="P1"><text:span text:style-name="T1"><text:s text:c="2"/>CONSTRAINT `fk_movies_categories1`</text:span></text:p>
      <text:p text:style-name="P1"><text:span text:style-name="T1"><text:s text:c="4"/>FOREIGN KEY (`category_id`)</text:span></text:p>
      <text:p text:style-name="P1"><text:span text:style-name="T1"><text:s text:c="4"/>REFERENCES `kino_arena`.`categories` (`id`)</text:span></text:p>
      <text:p text:style-name="P1"><text:span text:style-name="T1"><text:s text:c="4"/>ON DELETE NO ACTION</text:span></text:p>
      <text:p text:style-name="P1"><text:span text:style-name="T1"><text:s text:c="4"/>ON UPDATE NO ACTION,</text:span></text:p>
      <text:p text:style-name="P1"><text:span text:style-name="T1"><text:s text:c="2"/>CONSTRAINT `fk_movies_genres1`</text:span></text:p>
      <text:p text:style-name="P1"><text:span text:style-name="T1"><text:s text:c="4"/>FOREIGN KEY (`genre_id`)</text:span></text:p>
      <text:p text:style-name="P1"><text:span text:style-name="T1"><text:s text:c="4"/>REFERENCES `kino_arena`.`genre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projections`</text:span></text:p>
      <text:p text:style-name="P1"><text:span text:style-name="T1">-- -----------------------------------------------------</text:span></text:p>
      <text:p text:style-name="P1"><text:span text:style-name="T1">CREATE TABLE IF NOT EXISTS `kino_arena`.`projections` (</text:span></text:p>
      <text:p text:style-name="P1"><text:span text:style-name="T1"><text:s text:c="2"/>`id` INT NOT NULL,</text:span></text:p>
      <text:p text:style-name="P1"><text:span text:style-name="T1"><text:s text:c="2"/>`start_time` TIME NOT NULL,</text:span></text:p>
      <text:p text:style-name="P1"><text:span text:style-name="T1"><text:s text:c="2"/>`date` DATE NOT NULL,</text:span></text:p>
      <text:p text:style-name="P1"><text:span text:style-name="T1"><text:s text:c="2"/>`hall_id` INT NOT NULL,</text:span></text:p>
      <text:p text:style-name="P1"><text:span text:style-name="T1"><text:s text:c="2"/>`movie_id` INT NOT NULL,</text:span></text:p>
      <text:p text:style-name="P1"><text:span text:style-name="T1"><text:s text:c="2"/>PRIMARY KEY (`id`),</text:span></text:p>
      <text:p text:style-name="P1"><text:span text:style-name="T1"><text:s text:c="2"/>INDEX `fk_projections_halls1_idx` (`hall_id` ASC) VISIBLE,</text:span></text:p>
      <text:p text:style-name="P1"><text:span text:style-name="T1"><text:s text:c="2"/>INDEX `fk_projections_movies1_idx` (`movie_id` ASC) VISIBLE,</text:span></text:p>
      <text:p text:style-name="P1"><text:span text:style-name="T1"><text:s text:c="2"/>CONSTRAINT `fk_projections_halls1`</text:span></text:p>
      <text:p text:style-name="P1"><text:span text:style-name="T1"><text:s text:c="4"/>FOREIGN KEY (`hall_id`)</text:span></text:p>
      <text:p text:style-name="P1"><text:span text:style-name="T1"><text:s text:c="4"/>REFERENCES `kino_arena`.`halls` (`id`)</text:span></text:p>
      <text:p text:style-name="P1"><text:span text:style-name="T1"><text:s text:c="4"/>ON DELETE NO ACTION</text:span></text:p>
      <text:p text:style-name="P1"><text:span text:style-name="T1"><text:s text:c="4"/>ON UPDATE NO ACTION,</text:span></text:p>
      <text:p text:style-name="P1"><text:span text:style-name="T1"><text:s text:c="2"/>CONSTRAINT `fk_projections_movies1`</text:span></text:p>
      <text:p text:style-name="P1"><text:span text:style-name="T1"><text:s text:c="4"/>FOREIGN KEY (`movie_id`)</text:span></text:p>
      <text:p text:style-name="P1"><text:span text:style-name="T1"><text:s text:c="4"/>REFERENCES `kino_arena`.`movie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-- -----------------------------------------------------</text:span></text:p>
      <text:p text:style-name="P1"><text:span text:style-name="T1">-- Table `kino_arena`.`tickets`</text:span></text:p>
      <text:p text:style-name="P1"><text:span text:style-name="T1">-- -----------------------------------------------------</text:span></text:p>
      <text:p text:style-name="P1"><text:span text:style-name="T1">CREATE TABLE IF NOT EXISTS `kino_arena`.`tickets` (</text:span></text:p>
      <text:p text:style-name="P1"><text:span text:style-name="T1"><text:s text:c="2"/>`id` INT NOT NULL,</text:span></text:p>
      <text:p text:style-name="P1"><text:span text:style-name="T1"><text:s text:c="2"/>`user_id` INT NOT NULL,</text:span></text:p>
      <text:p text:style-name="P1"><text:span text:style-name="T1"><text:s text:c="2"/>`is_regular` TINYINT NOT NULL DEFAULT 1,</text:span></text:p>
      <text:p text:style-name="P1"><text:span text:style-name="T1"><text:s text:c="2"/>`is_pay` TINYINT NOT NULL DEFAULT 0,</text:span></text:p>
      <text:p text:style-name="P1"><text:span text:style-name="T1"><text:s text:c="2"/>`projection_id` INT NOT NULL,</text:span></text:p>
      <text:p text:style-name="P1"><text:span text:style-name="T1"><text:s text:c="2"/>`row_number` INT NOT NULL,</text:span></text:p>
      <text:p text:style-name="P1"><text:span text:style-name="T1"><text:s text:c="2"/>`col_number` INT NOT NULL,</text:span></text:p>
      <text:p text:style-name="P1"><text:span text:style-name="T1"><text:s text:c="2"/>`price` DOUBLE NOT NULL,</text:span></text:p>
      <text:p text:style-name="P1"><text:span text:style-name="T1"><text:s text:c="2"/>`discount` DOUBLE NULL,</text:span></text:p>
      <text:p text:style-name="P1"><text:span text:style-name="T1"><text:s text:c="2"/>PRIMARY KEY (`id`),</text:span></text:p>
      <text:p text:style-name="P1"><text:span text:style-name="T1"><text:s text:c="2"/>INDEX `user_id_idx` (`user_id` ASC) VISIBLE,</text:span></text:p>
      <text:p text:style-name="P1"><text:span text:style-name="T1"><text:s text:c="2"/>INDEX `projection_id_idx` (`projection_id` ASC) VISIBLE,</text:span></text:p>
      <text:p text:style-name="P1"><text:span text:style-name="T1"><text:s text:c="2"/>CONSTRAINT `user_id`</text:span></text:p>
      <text:p text:style-name="P1"><text:span text:style-name="T1"><text:s text:c="4"/>FOREIGN KEY (`user_id`)</text:span></text:p>
      <text:p text:style-name="P1"><text:span text:style-name="T1"><text:s text:c="4"/>REFERENCES `kino_arena`.`users` (`id`)</text:span></text:p>
      <text:p text:style-name="P1"><text:span text:style-name="T1"><text:s text:c="4"/>ON DELETE NO ACTION</text:span></text:p>
      <text:p text:style-name="P1"><text:span text:style-name="T1"><text:s text:c="4"/>ON UPDATE NO ACTION,</text:span></text:p>
      <text:p text:style-name="P1"><text:span text:style-name="T1"><text:s text:c="2"/>CONSTRAINT `projection_id`</text:span></text:p>
      <text:p text:style-name="P1"><text:span text:style-name="T1"><text:s text:c="4"/>FOREIGN KEY (`projection_id`)</text:span></text:p>
      <text:p text:style-name="P1"><text:span text:style-name="T1"><text:s text:c="4"/>REFERENCES `kino_arena`.`projections` (`id`)</text:span></text:p>
      <text:p text:style-name="P1"><text:span text:style-name="T1"><text:s text:c="4"/>ON DELETE NO ACTION</text:span></text:p>
      <text:p text:style-name="P1"><text:span text:style-name="T1"><text:s text:c="4"/>ON UPDATE NO ACTION)</text:span></text:p>
      <text:p text:style-name="P1"><text:span text:style-name="T1">ENGINE = InnoDB;</text:span></text:p>
      <text:p text:style-name="P1"><text:span text:style-name="T1"/></text:p>
      <text:p text:style-name="P1"><text:span text:style-name="T1"/></text:p>
      <text:p text:style-name="P1"><text:span text:style-name="T1">SET SQL_MODE=@OLD_SQL_MODE;</text:span></text:p>
      <text:p text:style-name="P1"><text:span text:style-name="T1">SET FOREIGN_KEY_CHECKS=@OLD_FOREIGN_KEY_CHECKS;</text:span></text:p>
      <text:p text:style-name="P1"><text:span text:style-name="T1">SET UNIQUE_CHECKS=@OLD_UNIQUE_CHECKS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